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cd6be" officeooo:paragraph-rsid="000cd6be"/>
    </style:style>
    <style:style style:name="P2" style:family="paragraph" style:parent-style-name="Standard">
      <style:text-properties fo:font-weight="bold" officeooo:rsid="000cd6be" officeooo:paragraph-rsid="000cd6be" style:font-weight-asian="bold" style:font-weight-complex="bold"/>
    </style:style>
    <style:style style:name="P3" style:family="paragraph" style:parent-style-name="Standard">
      <style:text-properties fo:font-size="15pt" fo:font-weight="bold" officeooo:rsid="000cd6be" officeooo:paragraph-rsid="000cd6be" style:font-size-asian="15pt" style:font-weight-asian="bold" style:font-size-complex="15pt" style:font-weight-complex="bold"/>
    </style:style>
    <style:style style:name="P4" style:family="paragraph" style:parent-style-name="Standard">
      <style:text-properties fo:font-weight="normal" officeooo:rsid="000cd6be" officeooo:paragraph-rsid="001b5458" style:font-weight-asian="normal" style:font-weight-complex="normal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officeooo:rsid="000cd6be" officeooo:paragraph-rsid="000cd6be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normal" officeooo:rsid="000cd6be" officeooo:paragraph-rsid="000cd6be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weight="normal" officeooo:rsid="000cd6be" officeooo:paragraph-rsid="001b5458" style:font-weight-asian="normal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cd6be" officeooo:paragraph-rsid="000cd6be"/>
    </style:style>
    <style:style style:name="P9" style:family="paragraph" style:parent-style-name="Standard">
      <style:text-properties fo:font-weight="bold" officeooo:rsid="000cd6be" officeooo:paragraph-rsid="000cd6be" style:font-weight-asian="bold" style:font-weight-complex="bold"/>
    </style:style>
    <style:style style:name="P10" style:family="paragraph" style:parent-style-name="Standard">
      <style:text-properties fo:font-weight="normal" officeooo:rsid="00581c29" officeooo:paragraph-rsid="000cd6be" style:font-weight-asian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font-weight="normal" officeooo:rsid="00513d5c" officeooo:paragraph-rsid="000cd6be" style:font-weight-asian="normal" style:font-weight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font-weight="normal" officeooo:rsid="00581c29" officeooo:paragraph-rsid="000cd6be" style:font-weight-asian="normal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0cd6be" officeooo:paragraph-rsid="000cd6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5bed"/>
    </style:style>
    <style:style style:name="T3" style:family="text">
      <style:text-properties officeooo:rsid="00137937"/>
    </style:style>
    <style:style style:name="T4" style:family="text">
      <style:text-properties officeooo:rsid="001788ca"/>
    </style:style>
    <style:style style:name="T5" style:family="text">
      <style:text-properties officeooo:rsid="0018d789"/>
    </style:style>
    <style:style style:name="T6" style:family="text">
      <style:text-properties officeooo:rsid="002b0a06"/>
    </style:style>
    <style:style style:name="T7" style:family="text">
      <style:text-properties fo:font-weight="normal" officeooo:rsid="003c81bd" style:font-weight-asian="normal" style:font-weight-complex="normal"/>
    </style:style>
    <style:style style:name="T8" style:family="text">
      <style:text-properties fo:font-weight="normal" officeooo:rsid="003df034" style:font-weight-asian="normal" style:font-weight-complex="normal"/>
    </style:style>
    <style:style style:name="T9" style:family="text">
      <style:text-properties fo:font-weight="normal" officeooo:rsid="003e3a2d" style:font-weight-asian="normal" style:font-weight-complex="normal"/>
    </style:style>
    <style:style style:name="T10" style:family="text">
      <style:text-properties fo:font-weight="normal" officeooo:rsid="003fe9f1" style:font-weight-asian="normal" style:font-weight-complex="normal"/>
    </style:style>
    <style:style style:name="T11" style:family="text">
      <style:text-properties fo:font-weight="normal" officeooo:rsid="0041220d" style:font-weight-asian="normal" style:font-weight-complex="normal"/>
    </style:style>
    <style:style style:name="T12" style:family="text">
      <style:text-properties fo:font-weight="normal" officeooo:rsid="00427994" style:font-weight-asian="normal" style:font-weight-complex="normal"/>
    </style:style>
    <style:style style:name="T13" style:family="text">
      <style:text-properties fo:font-weight="normal" officeooo:rsid="00442d2a" style:font-weight-asian="normal" style:font-weight-complex="normal"/>
    </style:style>
    <style:style style:name="T14" style:family="text">
      <style:text-properties fo:font-weight="normal" officeooo:rsid="00445f3a" style:font-weight-asian="normal" style:font-weight-complex="normal"/>
    </style:style>
    <style:style style:name="T15" style:family="text">
      <style:text-properties fo:font-weight="normal" officeooo:rsid="00464f7e" style:font-weight-asian="normal" style:font-weight-complex="normal"/>
    </style:style>
    <style:style style:name="T16" style:family="text">
      <style:text-properties fo:font-weight="normal" officeooo:rsid="00484667" style:font-weight-asian="normal" style:font-weight-complex="normal"/>
    </style:style>
    <style:style style:name="T17" style:family="text">
      <style:text-properties fo:font-weight="normal" officeooo:rsid="00492e63" style:font-weight-asian="normal" style:font-weight-complex="normal"/>
    </style:style>
    <style:style style:name="T18" style:family="text">
      <style:text-properties fo:font-weight="normal" officeooo:rsid="004a3ffe" style:font-weight-asian="normal" style:font-weight-complex="normal"/>
    </style:style>
    <style:style style:name="T19" style:family="text">
      <style:text-properties fo:font-weight="normal" officeooo:rsid="004bed66" style:font-weight-asian="normal" style:font-weight-complex="normal"/>
    </style:style>
    <style:style style:name="T20" style:family="text">
      <style:text-properties fo:font-weight="normal" officeooo:rsid="00513d5c" style:font-weight-asian="normal" style:font-weight-complex="normal"/>
    </style:style>
    <style:style style:name="T21" style:family="text">
      <style:text-properties fo:font-weight="normal" officeooo:rsid="0052bd75" style:font-weight-asian="normal" style:font-weight-complex="normal"/>
    </style:style>
    <style:style style:name="T22" style:family="text">
      <style:text-properties fo:font-weight="normal" officeooo:rsid="0055ef81" style:font-weight-asian="normal" style:font-weight-complex="normal"/>
    </style:style>
    <style:style style:name="T23" style:family="text">
      <style:text-properties fo:font-weight="normal" officeooo:rsid="00571a7d" style:font-weight-asian="normal" style:font-weight-complex="normal"/>
    </style:style>
    <style:style style:name="T24" style:family="text">
      <style:text-properties fo:font-weight="normal" officeooo:rsid="00581c29" style:font-weight-asian="normal" style:font-weight-complex="normal"/>
    </style:style>
    <style:style style:name="T25" style:family="text">
      <style:text-properties fo:font-weight="normal" officeooo:rsid="005a654e" style:font-weight-asian="normal" style:font-weight-complex="normal"/>
    </style:style>
    <style:style style:name="T26" style:family="text">
      <style:text-properties fo:font-weight="normal" officeooo:rsid="005bb16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C5.1.1.3.1 Aggiunta oggetto grafico</text:p>
      <text:p text:style-name="P1"><text:span text:style-name="T1">Attori: </text:span>Utente autenticato</text:p>
      <text:p text:style-name="P1"><text:span text:style-name="T1">Precondizioni:</text:span> L'utente ha scelto di aggiungere un oggetto grafico nella presentazione corrente.</text:p>
      <text:p text:style-name="P1"><text:span text:style-name="T1">Postcondizioni:</text:span> <text:span text:style-name="T2">L</text:span>'oggetto grafico viene aggiunto e visualizzato nella presentazione corrente.</text:p>
      <text:p text:style-name="P2">Scenario principale:</text:p>
      <text:p text:style-name="P6">- <text:span text:style-name="T3">L'utente può aggiungere un immagine</text:span></text:p>
      <text:p text:style-name="P1"><text:tab/>- <text:span text:style-name="T3">L'utente può aggiungere un'infografica</text:span></text:p>
      <text:p text:style-name="P2">Estensioni:</text:p>
      <text:p text:style-name="P1"/>
      <text:p text:style-name="P3">UC5.1.1.3.1.1 Aggiunta immagine</text:p>
      <text:p text:style-name="P1"><text:span text:style-name="T1">Attori:</text:span> Utente autenticato</text:p>
      <text:p text:style-name="P1"><text:span text:style-name="T1">Precondizioni:</text:span> L'utente ha scelto di aggiungere un immagine nella presentazione corrente.</text:p>
      <text:p text:style-name="P1"><text:span text:style-name="T1">Postcondizioni:</text:span> L'immagine è stata aggiunta e visualizzata nella presentazione corrente.</text:p>
      <text:p text:style-name="P2">Scenario principale:</text:p>
      <text:p text:style-name="P2">Estensioni:</text:p>
      <text:p text:style-name="P1"/>
      <text:p text:style-name="P3">UC5.1.1.3.1.2 Aggiunta infografica</text:p>
      <text:p text:style-name="P1"><text:span text:style-name="T1">Attori:</text:span> Utente autenticato</text:p>
      <text:p text:style-name="P1"><text:span text:style-name="T1">Precondizioni:</text:span> L'utente ha scelto di aggiungere un'infografica <text:s/>nella presentazione corrente.</text:p>
      <text:p text:style-name="P1"><text:span text:style-name="T1">Postcondizioni:</text:span> L'infografica è stata aggiunta e visualizzata nella presentazione corrente.</text:p>
      <text:p text:style-name="P2">Scenario principale:</text:p>
      <text:p text:style-name="P4"><text:tab/>- <text:span text:style-name="T4">L'utente deve selezionare un tipo di infografica</text:span></text:p>
      <text:p text:style-name="P7">- <text:span text:style-name="T4">L'utente deve inserire dei dati</text:span></text:p>
      <text:p text:style-name="P7">- <text:span text:style-name="T5">L'utente può annullare un'inserimento</text:span></text:p>
      <text:p text:style-name="P7">- <text:span text:style-name="T5">L'utente può confermare un'inserimento</text:span></text:p>
      <text:p text:style-name="P2">Estensioni:</text:p>
      <text:p text:style-name="P1"/>
      <text:p text:style-name="P3">UC5.1.1.3.1.2.1 Selezione tipo infografica</text:p>
      <text:p text:style-name="P1"><text:span text:style-name="T1">Attori: </text:span>Utente autenticato</text:p>
      <text:p text:style-name="P1"><text:span text:style-name="T1">Precondizioni:</text:span> L'utente ha scelto di aggiungere un'infografica nella presentazione corrente.</text:p>
      <text:p text:style-name="P1"><text:span text:style-name="T1">Postcondizioni:</text:span> L'utente ha selezionato un tipo di infografica. Viene visualizzata una selezione in corrispondenza dell'infografica scelta.</text:p>
      <text:p text:style-name="P2">Scenario principale:</text:p>
      <text:p text:style-name="P2">Estensioni:</text:p>
      <text:p text:style-name="P1"/>
      <text:p text:style-name="P3">UC5.1.1.3.1.2.2 Inserimento dati</text:p>
      <text:p text:style-name="P1"><text:span text:style-name="T1">Attori:</text:span> Utente autenticato</text:p>
      <text:p text:style-name="P1"><text:span text:style-name="T1">Precondizioni:</text:span> L'utente ha scelto di aggiungere un'infografica nella presentazione corrente.</text:p>
      <text:p text:style-name="P1"><text:span text:style-name="T1">Postcondizioni:</text:span> L'utente ha inserito dei dati.</text:p>
      <text:p text:style-name="P2">Scenario principale:</text:p>
      <text:p text:style-name="P8">L'utente dovrà inserire i dati richiesti dal tipo di infografica scelta.</text:p>
      <text:p text:style-name="P2">Estensioni:</text:p>
      <text:p text:style-name="P1"/>
      <text:p text:style-name="P3">UC5.1.1.3.1.2.3 Annulla inserimento</text:p>
      <text:p text:style-name="P1"><text:span text:style-name="T1">Attori:</text:span> Utente autenticato</text:p>
      <text:p text:style-name="P1"><text:span text:style-name="T1">Precondizioni:</text:span> L'utente ha deciso di annullare l'inserimento dei dati.</text:p>
      <text:p text:style-name="P1"><text:span text:style-name="T1">Postcondizioni:</text:span> Viene ripreso e visualizzato lo stato precedente inserimento.</text:p>
      <text:p text:style-name="P2">Scenario principale:</text:p>
      <text:p text:style-name="P2">Estensioni:</text:p>
      <text:p text:style-name="P1"/>
      <text:p text:style-name="P1"/>
      <text:p text:style-name="P3"><text:soft-page-break/>UC5.1.1.3.1.2.4 Conferma inserimento</text:p>
      <text:p text:style-name="P1"><text:span text:style-name="T1">Attori:</text:span> Utente autenticato</text:p>
      <text:p text:style-name="P1"><text:span text:style-name="T1">Precondizioni:</text:span> L'utente ha concluso l'inserimento dei dati e ha deciso di confermarli.</text:p>
      <text:p text:style-name="P1"><text:span text:style-name="T1">Postcondizioni:</text:span> Viene confermato l'inserimento. Vengono visualizzate le modifiche.</text:p>
      <text:p text:style-name="P2">Scenario principale:</text:p>
      <text:p text:style-name="P2">Estensioni:</text:p>
      <text:p text:style-name="P1"/>
      <text:p text:style-name="P3">UC5.1.1.3.2 Modifica infografica</text:p>
      <text:p text:style-name="P1"><text:span text:style-name="T1">Attori: </text:span>Utente autenticato</text:p>
      <text:p text:style-name="P1"><text:span text:style-name="T1">Precondizioni:</text:span> L'utente ha scelto di modificare un infografica per la presentazione corrente.</text:p>
      <text:p text:style-name="P1"><text:span text:style-name="T1">Postcondizioni:</text:span> L'infografica è stata modificata e le modiche vengono visualizzate.</text:p>
      <text:p text:style-name="P2">Scenario principale:</text:p>
      <text:p text:style-name="P6">- <text:span text:style-name="T6">L'utente può modificare la tipologia di infografica</text:span></text:p>
      <text:p text:style-name="P6">- <text:span text:style-name="T6">L'utente può modificare i dati dell'infografica</text:span></text:p>
      <text:p text:style-name="P6">- <text:span text:style-name="T6">L'utente può confermare le modifiche</text:span></text:p>
      <text:p text:style-name="P6">- <text:span text:style-name="T6">L'utente può annullare le modifiche</text:span></text:p>
      <text:p text:style-name="P2">Estensioni:</text:p>
      <text:p text:style-name="P1"/>
      <text:p text:style-name="P3">UC5.1.1.3.2.1 Modifica tipologia</text:p>
      <text:p text:style-name="P1"><text:span text:style-name="T1">Attori:</text:span> Utente autenticato</text:p>
      <text:p text:style-name="P1"><text:span text:style-name="T1">Precondizioni:</text:span> L'utente ha scelto un infografica e ne vuole modificare il tipo.</text:p>
      <text:p text:style-name="P1"><text:span text:style-name="T1">Postcondizioni:</text:span> Il tipo di infografica viene modificato e vengono visualizzate le modifiche.</text:p>
      <text:p text:style-name="P2">Scenario principale:</text:p>
      <text:p text:style-name="P2">Estensioni:</text:p>
      <text:p text:style-name="P1"/>
      <text:p text:style-name="P3">UC5.1.1.3.2.2 Modifica dati</text:p>
      <text:p text:style-name="P1"><text:span text:style-name="T1">Attori:</text:span> Utente autenticato</text:p>
      <text:p text:style-name="P1"><text:span text:style-name="T1">Precondizioni:</text:span> L'utente ha scelto di modificare i dati per l'infografica.</text:p>
      <text:p text:style-name="P1"><text:span text:style-name="T1">Postcondizioni:</text:span> I dati sono modificati. Vengono visualizzate le modifiche.</text:p>
      <text:p text:style-name="P2">Scenario principale:</text:p>
      <text:p text:style-name="P2">Estensioni:</text:p>
      <text:p text:style-name="P1"/>
      <text:p text:style-name="P3">UC5.1.1.3.2.3 Conferma modifiche</text:p>
      <text:p text:style-name="P1"><text:span text:style-name="T1">Attori:</text:span> Utente autenticato</text:p>
      <text:p text:style-name="P1"><text:span text:style-name="T1">Precondizioni:</text:span> L'utente ha scelto di confermare le modifiche per l'infografica.</text:p>
      <text:p text:style-name="P1"><text:span text:style-name="T1">Postcondizioni:</text:span> Sono state confermate e visualizzate le modifiche.</text:p>
      <text:p text:style-name="P1"><text:span text:style-name="T1">Scenario principale:</text:span> L'utente non ha altre modifiche da effettuare e le vuole confermare.</text:p>
      <text:p text:style-name="P2">Estensioni:</text:p>
      <text:p text:style-name="P1"/>
      <text:p text:style-name="P3">UC5.1.1.3.2.4 Annulla modifiche</text:p>
      <text:p text:style-name="P1"><text:span text:style-name="T1">Attori:</text:span> Utente autenticato</text:p>
      <text:p text:style-name="P1"><text:span text:style-name="T1">Precondizioni:</text:span> L'utente ha scelto di annullare le modifiche per l'infografica.</text:p>
      <text:p text:style-name="P1"><text:span text:style-name="T1">Postcondizioni:</text:span> Sono state annullate le modifiche.</text:p>
      <text:p text:style-name="P2">Scenario principale:</text:p>
      <text:p text:style-name="P2">Estensioni:</text:p>
      <text:p text:style-name="P1"/>
      <text:p text:style-name="P3">UC5.1.1.3.3 Elimina oggetto grafico</text:p>
      <text:p text:style-name="P1"><text:span text:style-name="T1">Attori: </text:span>Utente autenticato</text:p>
      <text:p text:style-name="P1"><text:span text:style-name="T1">Precondizioni:</text:span> L'utente ha scelto di eliminare un oggetto grafico.</text:p>
      <text:p text:style-name="P1"><text:span text:style-name="T1">Postcondizioni:</text:span> L'oggetto grafico è stato eliminato.</text:p>
      <text:p text:style-name="P2">Scenario principale:</text:p>
      <text:p text:style-name="P2"><text:soft-page-break/>Estensioni:</text:p>
      <text:p text:style-name="P1"/>
      <text:p text:style-name="P3">UC5.1.1.4 Modifica tema</text:p>
      <text:p text:style-name="P1"><text:span text:style-name="T1">Attori:</text:span> Utente autenticato</text:p>
      <text:p text:style-name="P1"><text:span text:style-name="T1">Precondizioni:</text:span> L’utente ha scelto di modificare il tema per la presentazione corrente.</text:p>
      <text:p text:style-name="P1"><text:span text:style-name="T1">Postcondizioni:</text:span> Il tema è stato modificato e le modifiche vengono visualizzate.</text:p>
      <text:p text:style-name="P2">Scenario principale:</text:p>
      <text:p text:style-name="P8">- L’utente può selezionare un tema generale che modifica i colori di tutti i frame e collegamenti</text:p>
      <text:p text:style-name="P8">- L’utente può modificare i parametri avanzati scegliendo esattamente quali colori impostare</text:p>
      <text:p text:style-name="P2">Estensioni:</text:p>
      <text:p text:style-name="P1"/>
      <text:p text:style-name="P3">UC5.1.1.4.1 Selezione tema generale</text:p>
      <text:p text:style-name="P1"><text:span text:style-name="T1">Attori:</text:span> Utente autenticato</text:p>
      <text:p text:style-name="P1"><text:span text:style-name="T1">Precondizioni:</text:span> L'utente ha scelto di selezionare un tema generale.</text:p>
      <text:p text:style-name="P2">Postcondizioni: <text:span text:style-name="T7">Il tema è stato applicato e v</text:span><text:span text:style-name="T9">iene</text:span><text:span text:style-name="T7"> visualiz</text:span><text:span text:style-name="T8">zato.</text:span></text:p>
      <text:p text:style-name="P2">Scenario principale:</text:p>
      <text:p text:style-name="P2">Estensioni:</text:p>
      <text:p text:style-name="P1"/>
      <text:p text:style-name="P3">UC5.1.1.4.2 Modifica parametri avanzati</text:p>
      <text:p text:style-name="P1"><text:span text:style-name="T1">Attori:</text:span> Utente autenticato</text:p>
      <text:p text:style-name="P2">Precondizioni: <text:span text:style-name="T13">L'utente ha scelto di modificare i parametri avanzati.</text:span></text:p>
      <text:p text:style-name="P2">Postcondizioni: <text:span text:style-name="T14">I parametri avanzati sono modificati </text:span><text:span text:style-name="T17">e si visualizzano le modifiche</text:span><text:span text:style-name="T14">.</text:span></text:p>
      <text:p text:style-name="P2">Scenario principale:</text:p>
      <text:p text:style-name="P5">- <text:span text:style-name="T10">L'utente può modificare il colore delle connessioni</text:span></text:p>
      <text:p text:style-name="P5"><text:span text:style-name="T10">- </text:span><text:span text:style-name="T11">L'utente può modificare il colore del frame</text:span></text:p>
      <text:p text:style-name="P5"><text:span text:style-name="T11">- </text:span><text:span text:style-name="T12">L'utente può modificare lo sfondo</text:span></text:p>
      <text:p text:style-name="P2">Estensioni:</text:p>
      <text:p text:style-name="P1"/>
      <text:p text:style-name="P3">UC5.1.1.4.2.1 Modifica colore connessioni</text:p>
      <text:p text:style-name="P1"><text:span text:style-name="T1">Attori:</text:span> Utente autenticato</text:p>
      <text:p text:style-name="P2">Precondizioni: <text:span text:style-name="T15">L'utente ha scelto di modificare il colore delle connessioni.</text:span></text:p>
      <text:p text:style-name="P2">Postcondizioni: <text:span text:style-name="T16">Il colore delle connessioni sono stato modificati e </text:span><text:span text:style-name="T19">vengono visualizzate</text:span><text:span text:style-name="T16"> le modifiche.</text:span></text:p>
      <text:p text:style-name="P2">Scenario principale:</text:p>
      <text:p text:style-name="P2">Estensioni:</text:p>
      <text:p text:style-name="P1"/>
      <text:p text:style-name="P3">UC5.1.1.4.2.2 Modifica colore frame</text:p>
      <text:p text:style-name="P1"><text:span text:style-name="T1">Attori:</text:span> Utente autenticato</text:p>
      <text:p text:style-name="P2">Precondizioni: <text:span text:style-name="T18">L'utente ha scelto di modificare il colore del frame.</text:span></text:p>
      <text:p text:style-name="P2">Postcondizioni: <text:span text:style-name="T19">Il colore del frame è stato modificato e vengono visualizzate le modifiche.</text:span></text:p>
      <text:p text:style-name="P2">Scenario principale:</text:p>
      <text:p text:style-name="P2">Estensioni:</text:p>
      <text:p text:style-name="P1"/>
      <text:p text:style-name="P3">UC5.1.1.4.2.3 Modifica sfondo</text:p>
      <text:p text:style-name="P1"><text:span text:style-name="T1">Attori:</text:span> Utente autenticato</text:p>
      <text:p text:style-name="P2">Precondizioni: <text:s/><text:span text:style-name="T21">L'utente ha scelto di modificare lo sfondo.</text:span></text:p>
      <text:p text:style-name="P2">Postcondizioni: <text:span text:style-name="T21">Lo sfondo viene modificato e viene visualizzata la modifica.</text:span></text:p>
      <text:p text:style-name="P2">Scenario principale: </text:p>
      <text:p text:style-name="P5">- <text:span text:style-name="T20">L'utente può selezionare un colore per lo sfondo</text:span></text:p>
      <text:p text:style-name="P11">- L'utente può selezionare un immagine per lo sfondo</text:p>
      <text:p text:style-name="P2"><text:soft-page-break/>Estensioni:</text:p>
      <text:p text:style-name="P1"/>
      <text:p text:style-name="P3">UC5.1.1.4.2.3.1 Selezione colore</text:p>
      <text:p text:style-name="P1"><text:span text:style-name="T1">Attori:</text:span> Utente autenticato</text:p>
      <text:p text:style-name="P2">Precondizioni: <text:span text:style-name="T22">L'utente ha scelto di modificare il colore per lo sfondo.</text:span></text:p>
      <text:p text:style-name="P2">Postcondizioni: <text:span text:style-name="T23">Il colore di sfondo </text:span><text:span text:style-name="T25">è stato</text:span><text:span text:style-name="T23"> </text:span><text:span text:style-name="T25">selezionato</text:span><text:span text:style-name="T23"> e viene visualizzata la </text:span><text:span text:style-name="T26">selezione</text:span><text:span text:style-name="T23">.</text:span></text:p>
      <text:p text:style-name="P2">Scenario principale:</text:p>
      <text:p text:style-name="P2">Estensioni:</text:p>
      <text:p text:style-name="P1"/>
      <text:p text:style-name="P3">UC5.1.1.4.2.3.2 Selezione immagine</text:p>
      <text:p text:style-name="P1"><text:span text:style-name="T1">Attori:</text:span> Utente autenticato</text:p>
      <text:p text:style-name="P2">Precondizioni: <text:span text:style-name="T25">L'utente ha scelto di selezionare un'immagine di sfondo</text:span></text:p>
      <text:p text:style-name="P2">Postcondizioni: <text:span text:style-name="T25">L'immagine di sfondo è stata </text:span><text:span text:style-name="T26">selezionata</text:span><text:span text:style-name="T25"> e viene </text:span><text:span text:style-name="T26">visualizzata la selezione.</text:span></text:p>
      <text:p text:style-name="P2">Scenario principale:</text:p>
      <text:p text:style-name="P5">- <text:span text:style-name="T24">L'utente può selezione un'immagine da file</text:span></text:p>
      <text:p text:style-name="P12">- L'utente può selezionare un'immagine da predefinite</text:p>
      <text:p text:style-name="P12">- L'utente può selezionere un immagine da URL___</text:p>
      <text:p text:style-name="P10"/>
      <text:p text:style-name="P2">Estensioni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elazzari </meta:initial-creator>
    <meta:creation-date>2015-01-20T20:00:51.031392770</meta:creation-date>
    <dc:date>2015-01-21T09:40:20.935164661</dc:date>
    <dc:creator>edelazzari </dc:creator>
    <meta:editing-duration>PT52M59S</meta:editing-duration>
    <meta:editing-cycles>72</meta:editing-cycles>
    <meta:generator>LibreOffice/4.1.3.2$Linux_X86_64 LibreOffice_project/410m0$Build-2</meta:generator>
    <meta:document-statistic meta:table-count="0" meta:image-count="0" meta:object-count="0" meta:page-count="4" meta:paragraph-count="147" meta:word-count="798" meta:character-count="6390" meta:non-whitespace-character-count="5734"/>
  </office:meta>
</office:document-meta>
</file>